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fo:language="en" fo:country="US" officeooo:rsid="002ce0ad" officeooo:paragraph-rsid="000ca1e0"/>
    </style:style>
    <style:style style:name="P2" style:family="paragraph" style:parent-style-name="Text_20_body">
      <style:paragraph-properties fo:text-align="justify" style:justify-single-word="false"/>
      <style:text-properties fo:language="en" fo:country="US" officeooo:rsid="000ca1e0" officeooo:paragraph-rsid="000ca1e0"/>
    </style:style>
    <style:style style:name="P3" style:family="paragraph" style:parent-style-name="Text_20_body">
      <style:paragraph-properties fo:text-align="justify" style:justify-single-word="false"/>
      <style:text-properties officeooo:paragraph-rsid="000ca1e0"/>
    </style:style>
    <style:style style:name="P4" style:family="paragraph" style:parent-style-name="Text_20_body">
      <style:paragraph-properties fo:text-align="justify" style:justify-single-word="false"/>
      <style:text-properties officeooo:rsid="002ce0ad" officeooo:paragraph-rsid="000ca1e0"/>
    </style:style>
    <style:style style:name="P5" style:family="paragraph" style:parent-style-name="Heading_20_1">
      <style:paragraph-properties fo:text-align="justify" style:justify-single-word="false"/>
      <style:text-properties officeooo:rsid="002ce0ad" officeooo:paragraph-rsid="000ca1e0"/>
    </style:style>
    <style:style style:name="P6" style:family="paragraph" style:parent-style-name="Heading_20_2">
      <style:paragraph-properties fo:text-align="justify" style:justify-single-word="false"/>
      <style:text-properties officeooo:rsid="0019542b" officeooo:paragraph-rsid="000ca1e0"/>
    </style:style>
    <style:style style:name="P7" style:family="paragraph" style:parent-style-name="Heading_20_2">
      <style:paragraph-properties fo:text-align="justify" style:justify-single-word="false"/>
      <style:text-properties officeooo:rsid="002ce0ad" officeooo:paragraph-rsid="000ca1e0"/>
    </style:style>
    <style:style style:name="T1" style:family="text">
      <style:text-properties fo:font-weight="normal" officeooo:rsid="002ce0ad" style:font-weight-asian="normal" style:font-weight-complex="normal"/>
    </style:style>
    <style:style style:name="T2" style:family="text">
      <style:text-properties officeooo:rsid="001aa207"/>
    </style:style>
    <style:style style:name="T3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User Manual</text:h>
      <text:h text:style-name="P6" text:outline-level="2">Introduction</text:h>
      <text:p text:style-name="P3"><text:span text:style-name="T1">O3PRM Editor</text:span><text:span text:style-name="T2"> is an open source software under the GPL V3 licence.</text:span></text:p>
      <text:p text:style-name="P4">It has been developped by Vincent Renaudineau, Lionel Torti and Pierre-Henri Wuillemin for the SKOOP ANR project.</text:p>
      <text:p text:style-name="P1">It is an IDE, Integrated Development Environment, for the O3PRM language.</text:p>
      <text:h text:style-name="P7" text:outline-level="2">Basic Usage</text:h>
      <text:p text:style-name="P4">Click on the <text:span text:style-name="T3">“New”</text:span> icon to <text:span text:style-name="T3">start</text:span> a new project.</text:p>
      <text:p text:style-name="P1">Use the left panel to add files by right clicking on nodes in the treeview.</text:p>
      <text:p text:style-name="P1">For inference, simply right click on a request file (with the .o3prmr extension) and click on “execute”.</text:p>
      <text:p text:style-name="P1"/>
      <text:p text:style-name="P2">For more information you can visit aGrUM website: <text:a xlink:type="simple" xlink:href="http://agrum.lip6.fr/" text:style-name="Internet_20_link" text:visited-style-name="Visited_20_Internet_20_Link">http://agrum.lip6.fr</text:a> or the O3PRM website: <text:a xlink:type="simple" xlink:href="http://o3prm.lip6.fr/" text:style-name="Internet_20_link" text:visited-style-name="Visited_20_Internet_20_Link">http://o3prm.lip6.fr</text:a> 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fo:font-size="12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6pt" fo:font-style="normal" style:text-underline-style="solid" style:text-underline-width="auto" style:text-underline-color="font-color" fo:font-weight="bold" style:font-size-asian="14pt" style:font-style-asian="italic" style:font-weight-asian="normal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2T17:10:52.227550000</meta:creation-date>
    <dc:date>2016-04-22T17:11:51.341786000</dc:date>
    <meta:editing-duration>PT59S</meta:editing-duration>
    <meta:editing-cycles>1</meta:editing-cycles>
    <meta:document-statistic meta:table-count="0" meta:image-count="0" meta:object-count="0" meta:page-count="1" meta:paragraph-count="10" meta:word-count="102" meta:character-count="626" meta:non-whitespace-character-count="534"/>
    <meta:generator>LibreOffice/5.0.5.2$MacOSX_X86_64 LibreOffice_project/55b006a02d247b5f7215fc6ea0fde844b30035b3</meta:generator>
  </office:meta>
</office:document-meta>
</file>